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arial, helvetica, 'lucida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541" officeooo:paragraph-rsid="00187541"/>
    </style:style>
    <style:style style:name="P2" style:family="paragraph" style:parent-style-name="Standard">
      <style:text-properties officeooo:paragraph-rsid="00187541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87541" officeooo:paragraph-rsid="00187541"/>
    </style:style>
    <style:style style:name="T1" style:family="text">
      <style:text-properties officeooo:rsid="00187541"/>
    </style:style>
    <style:style style:name="T2" style:family="text">
      <style:text-properties style:language-complex="th" style:country-complex="TH"/>
    </style:style>
    <style:style style:name="T3" style:family="text">
      <style:text-properties officeooo:rsid="001a7647" style:language-complex="th" style:country-complex="TH"/>
    </style:style>
    <style:style style:name="T4" style:family="text">
      <style:text-properties fo:font-weight="bold" style:font-weight-asian="bold" style:language-complex="th" style:country-complex="TH" style:font-weight-complex="bold"/>
    </style:style>
    <style:style style:name="T5" style:family="text">
      <style:text-properties fo:font-weight="bold" officeooo:rsid="001a7647" style:font-weight-asian="bold" style:language-complex="th" style:country-complex="TH" style:font-weight-complex="bold"/>
    </style:style>
    <style:style style:name="T6" style:family="text">
      <style:text-properties fo:font-variant="normal" fo:text-transform="none" fo:color="#024378" style:text-line-through-style="none" style:text-line-through-type="none" style:font-name="tahoma" fo:font-size="9pt" fo:letter-spacing="normal" fo:font-style="normal" style:text-underline-style="none" fo:font-weight="bold" style:text-blinking="false" fo:background-color="transparent" loext:char-shading-value="0" style:language-complex="th" style:country-complex="TH" loext:padding="0in" loext:border="none"/>
    </style:style>
    <style:style style:name="T7" style:family="text">
      <style:text-properties fo:font-variant="normal" fo:text-transform="none" fo:color="#024378" style:text-line-through-style="none" style:text-line-through-type="none" style:font-name="tahoma" fo:font-size="9pt" fo:letter-spacing="normal" fo:font-style="normal" style:text-underline-style="none" fo:font-weight="bold" officeooo:rsid="00187541" style:text-blinking="false" fo:background-color="transparent" loext:char-shading-value="0" style:language-complex="th" style:country-complex="TH" loext:padding="0in" loext:border="none"/>
    </style:style>
    <style:style style:name="T8" style:family="text">
      <style:text-properties fo:font-variant="normal" fo:text-transform="none" fo:color="#024378" style:text-line-through-style="none" style:text-line-through-type="none" style:font-name="tahoma" fo:font-size="9pt" fo:letter-spacing="normal" fo:font-style="normal" style:text-underline-style="none" fo:font-weight="bold" officeooo:rsid="0018ae85" style:text-blinking="false" fo:background-color="transparent" loext:char-shading-value="0" style:language-complex="th" style:country-complex="TH" loext:padding="0in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<text:a xlink:type="simple" xlink:href="http://localhost/add_vhost.php?lang=english" text:style-name="Internet_20_link" text:visited-style-name="Visited_20_Internet_20_Link">Add a Virtual Host</text:a><text:span text:style-name="T6"> </text:span><text:span text:style-name="T7">ของ <text:s/>wamp หาวิธีใน google</text:span></text:p>
      <text:p text:style-name="P1"><text:span text:style-name="T7">2. </text:span><text:span text:style-name="T8">A</text:span><text:span text:style-name="T6">dd </text:span><text:span text:style-name="T8">code</text:span><text:span text:style-name="T6"> to file config</text:span></text:p>
      <text:p text:style-name="P3"><text:span text:style-name="T2">$ark_root = "http://" . $_SERVER['HTTP_HOST'];</text:span></text:p>
      <text:p text:style-name="P3"><text:span text:style-name="T2">$ark_root .= str_replace(basename($_SERVER['SCRIPT_NAME']), "", $_SERVER['SCRIPT_NAME']);</text:span></text:p>
      <text:p text:style-name="P3"><text:span text:style-name="T2">$config['base_url'] = $ark_root; </text:span></text:p>
      <text:p text:style-name="P1"><text:span text:style-name="T4">3.</text:span><text:span text:style-name="T5">A</text:span><text:span text:style-name="T4">dd file .htaccess</text:span><text:span text:style-name="T2"> to root folder “projectfolder/.htaccess ”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, arial, helvetica, 'lucida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25:53.757000000</meta:creation-date>
    <dc:date>2018-12-05T15:32:07.224000000</dc:date>
    <meta:editing-duration>PT6M12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6" meta:word-count="38" meta:character-count="301" meta:non-whitespace-character-count="269"/>
  </office:meta>
</office:document-meta>
</file>